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426DA2FDAD15EF6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officeooo:rsid="001a77a4" officeooo:paragraph-rsid="001a77a4"/>
    </style:style>
    <style:style style:name="P27" style:family="paragraph" style:parent-style-name="Standard">
      <style:text-properties officeooo:rsid="001a77a4" officeooo:paragraph-rsid="0023f966"/>
    </style:style>
    <style:style style:name="P28" style:family="paragraph" style:parent-style-name="Standard">
      <style:text-properties officeooo:rsid="037ddba9" officeooo:paragraph-rsid="001acf30"/>
    </style:style>
    <style:style style:name="P29" style:family="paragraph" style:parent-style-name="Standard">
      <style:text-properties officeooo:rsid="037ddba9" officeooo:paragraph-rsid="00234ba0"/>
    </style:style>
    <style:style style:name="P30" style:family="paragraph" style:parent-style-name="Standard">
      <style:text-properties officeooo:rsid="037ddba9" officeooo:paragraph-rsid="00251227"/>
    </style:style>
    <style:style style:name="P31" style:family="paragraph" style:parent-style-name="Standard">
      <style:text-properties officeooo:rsid="001acf30" officeooo:paragraph-rsid="001acf30"/>
    </style:style>
    <style:style style:name="P32" style:family="paragraph" style:parent-style-name="Standard">
      <style:text-properties officeooo:rsid="001acf30" officeooo:paragraph-rsid="00234ba0"/>
    </style:style>
    <style:style style:name="P33" style:family="paragraph" style:parent-style-name="Standard">
      <style:text-properties officeooo:paragraph-rsid="001acf30"/>
    </style:style>
    <style:style style:name="P34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5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7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2" style:family="paragraph" style:parent-style-name="Standard">
      <style:text-properties officeooo:rsid="001acf30" officeooo:paragraph-rsid="001acf30" fo:background-color="#ffffa6"/>
    </style:style>
    <style:style style:name="P43" style:family="paragraph" style:parent-style-name="Standard">
      <style:text-properties officeooo:paragraph-rsid="001c9fa4"/>
    </style:style>
    <style:style style:name="P44" style:family="paragraph" style:parent-style-name="Standard">
      <style:text-properties officeooo:rsid="00211a7e" officeooo:paragraph-rsid="00211a7e"/>
    </style:style>
    <style:style style:name="P45" style:family="paragraph" style:parent-style-name="Standard">
      <style:text-properties officeooo:paragraph-rsid="00234ba0"/>
    </style:style>
    <style:style style:name="P46" style:family="paragraph" style:parent-style-name="Standard">
      <style:text-properties officeooo:paragraph-rsid="00251227"/>
    </style:style>
    <style:style style:name="P47" style:family="paragraph" style:parent-style-name="Standard">
      <style:text-properties officeooo:paragraph-rsid="0023f966"/>
    </style:style>
    <style:style style:name="P48" style:family="paragraph" style:parent-style-name="Standard">
      <style:text-properties officeooo:rsid="002a2a01" officeooo:paragraph-rsid="002a2a01"/>
    </style:style>
    <style:style style:name="P49" style:family="paragraph" style:parent-style-name="codigo">
      <style:text-properties officeooo:paragraph-rsid="00164033"/>
    </style:style>
    <style:style style:name="P50" style:family="paragraph" style:parent-style-name="codigo">
      <style:text-properties officeooo:rsid="037ec498" officeooo:paragraph-rsid="001acf30"/>
    </style:style>
    <style:style style:name="P51" style:family="paragraph" style:parent-style-name="codigo">
      <style:text-properties officeooo:paragraph-rsid="001acf30"/>
    </style:style>
    <style:style style:name="P52" style:family="paragraph" style:parent-style-name="codigo">
      <style:text-properties officeooo:paragraph-rsid="001e8082"/>
    </style:style>
    <style:style style:name="P53" style:family="paragraph" style:parent-style-name="codigo">
      <style:text-properties officeooo:rsid="037ddba9" officeooo:paragraph-rsid="001f9450"/>
    </style:style>
    <style:style style:name="P54" style:family="paragraph" style:parent-style-name="codigo">
      <style:text-properties officeooo:rsid="00234ba0" officeooo:paragraph-rsid="0030d8c8"/>
    </style:style>
    <style:style style:name="P55" style:family="paragraph" style:parent-style-name="código">
      <style:text-properties officeooo:paragraph-rsid="002a2a01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paragraph-properties fo:break-before="page"/>
      <style:text-properties officeooo:paragraph-rsid="0023f966"/>
    </style:style>
    <style:style style:name="P58" style:family="paragraph" style:parent-style-name="Heading_20_2">
      <style:paragraph-properties fo:break-before="page"/>
      <style:text-properties officeooo:paragraph-rsid="002ea74b"/>
    </style:style>
    <style:style style:name="P59" style:family="paragraph" style:parent-style-name="Preformatted_20_Text">
      <style:text-properties fo:font-weight="normal" officeooo:rsid="00234ba0" officeooo:paragraph-rsid="0030d8c8" fo:background-color="#e8f2a1" style:font-weight-asian="normal" style:font-weight-complex="normal"/>
    </style:style>
    <style:style style:name="P60" style:family="paragraph" style:parent-style-name="Standard" style:list-style-name="L1">
      <style:text-properties officeooo:rsid="00164033" officeooo:paragraph-rsid="00164033"/>
    </style:style>
    <style:style style:name="P61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62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63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64" style:family="paragraph" style:parent-style-name="Standard">
      <style:text-properties fo:font-weight="normal" officeooo:rsid="00234ba0" officeooo:paragraph-rsid="0037a979" fo:background-color="#e8f2a1" style:font-weight-asian="normal" style:font-weight-complex="normal"/>
    </style:style>
    <style:style style:name="P65" style:family="paragraph" style:parent-style-name="Standard">
      <style:text-properties officeooo:paragraph-rsid="001e8082"/>
    </style:style>
    <style:style style:name="P66" style:family="paragraph" style:parent-style-name="Standard">
      <style:text-properties style:use-window-font-color="true" loext:opacity="0%" style:font-name="Lucida Console1" fo:font-size="9pt" style:font-size-asian="9pt"/>
    </style:style>
    <style:style style:name="P67" style:family="paragraph" style:parent-style-name="Standard">
      <style:text-properties style:use-window-font-color="true" loext:opacity="0%" style:font-name="Lucida Console1" fo:font-size="9pt" officeooo:paragraph-rsid="00348dd9" style:font-size-asian="9pt"/>
    </style:style>
    <style:style style:name="P68" style:family="paragraph" style:parent-style-name="Standard">
      <style:text-properties style:use-window-font-color="true" loext:opacity="0%" style:font-name="Lucida Console1" fo:font-size="9pt" officeooo:paragraph-rsid="0037a979" style:font-size-asian="9pt"/>
    </style:style>
    <style:style style:name="P69" style:family="paragraph" style:parent-style-name="Standard">
      <style:text-properties officeooo:paragraph-rsid="001d9956" fo:background-color="#e8f2a1"/>
    </style:style>
    <style:style style:name="P70" style:family="paragraph" style:parent-style-name="Standard">
      <style:text-properties officeooo:rsid="037ec498" officeooo:paragraph-rsid="0033825e" fo:background-color="#e8f2a1"/>
    </style:style>
    <style:style style:name="P71" style:family="paragraph" style:parent-style-name="Standard">
      <style:text-properties officeooo:rsid="037ec498" officeooo:paragraph-rsid="00348dd9" fo:background-color="#e8f2a1"/>
    </style:style>
    <style:style style:name="P72" style:family="paragraph" style:parent-style-name="Standard">
      <style:text-properties officeooo:rsid="037ec498" officeooo:paragraph-rsid="0037a979" fo:background-color="#e8f2a1"/>
    </style:style>
    <style:style style:name="P73" style:family="paragraph" style:parent-style-name="Standard">
      <style:text-properties officeooo:paragraph-rsid="00348dd9"/>
    </style:style>
    <style:style style:name="P74" style:family="paragraph" style:parent-style-name="Standard">
      <style:text-properties officeooo:paragraph-rsid="0037a979"/>
    </style:style>
    <style:style style:name="P75" style:family="paragraph" style:parent-style-name="codigo">
      <style:text-properties style:font-name="Liberation Mono" fo:font-size="10pt" officeooo:rsid="001d9956" officeooo:paragraph-rsid="001d9956" fo:background-color="#e8f2a1" style:font-name-asian="Noto Sans Mono CJK SC" style:font-size-asian="10pt" style:font-name-complex="Liberation Mono" style:font-size-complex="10pt"/>
    </style:style>
    <style:style style:name="P76" style:family="paragraph" style:parent-style-name="codigo">
      <style:text-properties officeooo:paragraph-rsid="001acf30"/>
    </style:style>
    <style:style style:name="P77" style:family="paragraph" style:parent-style-name="codigo">
      <style:text-properties officeooo:rsid="037ec498" officeooo:paragraph-rsid="0031ac70" fo:background-color="#e8f2a1"/>
    </style:style>
    <style:style style:name="P78" style:family="paragraph" style:parent-style-name="codigo">
      <style:text-properties officeooo:rsid="037ec498" officeooo:paragraph-rsid="0033825e" fo:background-color="#e8f2a1"/>
    </style:style>
    <style:style style:name="P79" style:family="paragraph" style:parent-style-name="codigo">
      <style:text-properties officeooo:rsid="037ec498" officeooo:paragraph-rsid="00348dd9" fo:background-color="#e8f2a1"/>
    </style:style>
    <style:style style:name="P80" style:family="paragraph" style:parent-style-name="codigo">
      <style:text-properties officeooo:paragraph-rsid="001d9956" fo:background-color="#e8f2a1"/>
    </style:style>
    <style:style style:name="P81" style:family="paragraph" style:parent-style-name="codigo">
      <style:text-properties officeooo:paragraph-rsid="003663c6" fo:background-color="#e8f2a1"/>
    </style:style>
    <style:style style:name="P82" style:family="paragraph" style:parent-style-name="codigo">
      <style:text-properties officeooo:paragraph-rsid="00164033"/>
    </style:style>
    <style:style style:name="P83" style:family="paragraph" style:parent-style-name="codigo">
      <style:text-properties officeooo:rsid="037ddba9" officeooo:paragraph-rsid="0037a979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officeooo:rsid="036a8d99"/>
    </style:style>
    <style:style style:name="T12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5" style:family="text">
      <style:text-properties officeooo:rsid="001a77a4"/>
    </style:style>
    <style:style style:name="T16" style:family="text">
      <style:text-properties officeooo:rsid="001acf30"/>
    </style:style>
    <style:style style:name="T17" style:family="text">
      <style:text-properties officeooo:rsid="037ddba9"/>
    </style:style>
    <style:style style:name="T18" style:family="text">
      <style:text-properties officeooo:rsid="001c9fa4"/>
    </style:style>
    <style:style style:name="T19" style:family="text">
      <style:text-properties officeooo:rsid="001d9956"/>
    </style:style>
    <style:style style:name="T20" style:family="text">
      <style:text-properties officeooo:rsid="001df63e"/>
    </style:style>
    <style:style style:name="T21" style:family="text">
      <style:text-properties officeooo:rsid="001e8082"/>
    </style:style>
    <style:style style:name="T22" style:family="text">
      <style:text-properties officeooo:rsid="02ebb14d"/>
    </style:style>
    <style:style style:name="T23" style:family="text">
      <style:text-properties officeooo:rsid="00211a7e"/>
    </style:style>
    <style:style style:name="T24" style:family="text">
      <style:text-properties fo:background-color="#e8f2a1" loext:char-shading-value="0"/>
    </style:style>
    <style:style style:name="T25" style:family="text">
      <style:text-properties officeooo:rsid="037ec498" fo:background-color="#e8f2a1" loext:char-shading-value="0"/>
    </style:style>
    <style:style style:name="T26" style:family="text">
      <style:text-properties officeooo:rsid="001e8082" fo:background-color="#e8f2a1" loext:char-shading-value="0"/>
    </style:style>
    <style:style style:name="T27" style:family="text">
      <style:text-properties officeooo:rsid="00211a7e" fo:background-color="#e8f2a1" loext:char-shading-value="0"/>
    </style:style>
    <style:style style:name="T28" style:family="text">
      <style:text-properties officeooo:rsid="02ebb14d" fo:background-color="#e8f2a1" loext:char-shading-value="0"/>
    </style:style>
    <style:style style:name="T29" style:family="text">
      <style:text-properties officeooo:rsid="001df63e" fo:background-color="#e8f2a1" loext:char-shading-value="0"/>
    </style:style>
    <style:style style:name="T30" style:family="text">
      <style:text-properties officeooo:rsid="003663c6" fo:background-color="#e8f2a1" loext:char-shading-value="0"/>
    </style:style>
    <style:style style:name="T31" style:family="text">
      <style:text-properties officeooo:rsid="0037a979" fo:background-color="#e8f2a1" loext:char-shading-value="0"/>
    </style:style>
    <style:style style:name="T32" style:family="text">
      <style:text-properties officeooo:rsid="00234ba0"/>
    </style:style>
    <style:style style:name="T33" style:family="text">
      <style:text-properties officeooo:rsid="037ec498"/>
    </style:style>
    <style:style style:name="T34" style:family="text">
      <style:text-properties officeooo:rsid="0023f966"/>
    </style:style>
    <style:style style:name="T35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6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7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8" style:family="text">
      <style:text-properties officeooo:rsid="00251227"/>
    </style:style>
    <style:style style:name="T39" style:family="text">
      <style:text-properties officeooo:rsid="0027732e"/>
    </style:style>
    <style:style style:name="T40" style:family="text">
      <style:text-properties officeooo:rsid="002926e9"/>
    </style:style>
    <style:style style:name="T41" style:family="text">
      <style:text-properties officeooo:rsid="002a2a01"/>
    </style:style>
    <style:style style:name="T42" style:family="text">
      <style:text-properties officeooo:rsid="0031ac70"/>
    </style:style>
    <style:style style:name="T43" style:family="text">
      <style:text-properties style:use-window-font-color="true" loext:opacity="0%" style:font-name="Lucida Console" fo:font-size="9pt" style:font-size-asian="9pt"/>
    </style:style>
    <style:style style:name="T44" style:family="text">
      <style:text-properties style:use-window-font-color="true" loext:opacity="0%" style:font-name="Lucida Console" fo:font-size="9pt" officeooo:rsid="02ebb14d" fo:background-color="#e8f2a1" loext:char-shading-value="0" style:font-size-asian="9pt"/>
    </style:style>
    <style:style style:name="T45" style:family="text">
      <style:text-properties style:use-window-font-color="true" loext:opacity="0%" style:font-name="Lucida Console1" fo:font-size="9pt" style:font-size-asian="9pt"/>
    </style:style>
    <style:style style:name="T46" style:family="text">
      <style:text-properties style:use-window-font-color="true" loext:opacity="0%" style:font-name="Lucida Console1" fo:font-size="9pt" officeooo:rsid="00348dd9" style:font-size-asian="9pt"/>
    </style:style>
    <style:style style:name="T47" style:family="text">
      <style:text-properties officeooo:rsid="00348dd9"/>
    </style:style>
    <style:style style:name="T48" style:family="text">
      <style:text-properties fo:color="#ff7676" loext:opacity="100%" style:font-name="Lucida Console1" fo:font-size="9pt" style:font-size-asian="9pt"/>
    </style:style>
    <style:style style:name="T49" style:family="text">
      <style:text-properties fo:color="#ff70ff" loext:opacity="100%" style:font-name="Lucida Console1" fo:font-size="9pt" style:font-size-asian="9pt"/>
    </style:style>
    <style:style style:name="T50" style:family="text">
      <style:text-properties fo:color="#f2f200" loext:opacity="100%" style:font-name="Lucida Console1" fo:font-size="9pt" style:font-size-asian="9pt"/>
    </style:style>
    <style:style style:name="T51" style:family="text">
      <style:text-properties fo:color="#00f200" loext:opacity="100%" style:font-name="Lucida Console1" fo:font-size="9pt" style:font-size-asian="9pt"/>
    </style:style>
    <style:style style:name="T52" style:family="text">
      <style:text-properties officeooo:rsid="003663c6"/>
    </style:style>
    <style:style style:name="T53" style:family="text">
      <style:text-properties officeooo:rsid="0037a9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3942123246" text:style-name="L1">
        <text:list-item>
          <text:p text:style-name="P60">BD columnar</text:p>
        </text:list-item>
        <text:list-item>
          <text:p text:style-name="P60">"JOINless"; a diferenza das BBDDRelacionais, non hai JOINs entre táboas</text:p>
        </text:list-item>
        <text:list-item>
          <text:p text:style-name="P60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56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49"><text:span text:style-name="Source_20_Text">docker pull cassandra:latest</text:span></text:p>
      <text:p text:style-name="P4"><text:span text:style-name="Source_20_Text"><text:span text:style-name="T12"/></text:span></text:p>
      <text:p text:style-name="P4"><text:span text:style-name="Source_20_Text"><text:span text:style-name="T12">Crear unha rede propia para </text:span></text:span><text:span text:style-name="Source_20_Text"><text:span text:style-name="T13">o novo contedor</text:span></text:span></text:p>
      <text:p text:style-name="P49"><text:span text:style-name="Source_20_Text">docker network create cassandra_</text:span><text:span text:style-name="Source_20_Text"><text:span text:style-name="T21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49"><text:span text:style-name="Source_20_Text">docker run --rm -d --name cassandra --hostname cassandra --network cassandra_</text:span><text:span text:style-name="Source_20_Text"><text:span text:style-name="T21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49">-- Create a keyspace</text:p>
      <text:p text:style-name="P49">CREATE KEYSPACE IF NOT EXISTS store WITH REPLICATION = { 'class' : 'SimpleStrategy', 'replication_factor' : '1' };</text:p>
      <text:p text:style-name="P49"/>
      <text:p text:style-name="P49">-- Create a table</text:p>
      <text:p text:style-name="P49">CREATE TABLE IF NOT EXISTS store.shopping_cart (</text:p>
      <text:p text:style-name="P49">userid text PRIMARY KEY,</text:p>
      <text:p text:style-name="P49">item_count int,</text:p>
      <text:p text:style-name="P49">last_update_timestamp timestamp</text:p>
      <text:p text:style-name="P49">);</text:p>
      <text:p text:style-name="P49"/>
      <text:p text:style-name="P49">-- Insert some data</text:p>
      <text:p text:style-name="P49">INSERT INTO store.shopping_cart</text:p>
      <text:p text:style-name="P49">(userid, item_count, last_update_timestamp)</text:p>
      <text:p text:style-name="P49">VALUES ('9876', 2, toTimeStamp(now()));</text:p>
      <text:p text:style-name="P49">INSERT INTO store.shopping_cart</text:p>
      <text:p text:style-name="P49">(userid, item_count, last_update_timestamp)</text:p>
      <text:p text:style-name="P49">VALUES ('1234', 5, toTimeStamp(now()));</text:p>
      <text:p text:style-name="P10"/>
      <text:p text:style-name="P13">Executar o script de carga de datos</text:p>
      <text:p text:style-name="P41">Ollo! Despois do arranque de Cassandra pode tardar uns segundos en estar operativo.</text:p>
      <text:p text:style-name="P49"><text:span text:style-name="Source_20_Text">docker run --rm --network cassandra_</text:span><text:span text:style-name="Source_20_Text"><text:span text:style-name="T21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1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49"><text:soft-page-break/><text:span text:style-name="Source_20_Text">docker run --rm -it --network cassandra_</text:span><text:span text:style-name="Source_20_Text"><text:span text:style-name="T21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49"><text:span text:style-name="Source_20_Text">SELECT * FROM store.shopping_cart;</text:span></text:p>
      <text:p text:style-name="P8"/>
      <text:p text:style-name="P49"><text:span text:style-name="Source_20_Text">INSERT INTO store.shopping_cart (userid, item_count) VALUES ('4567', 20);</text:span></text:p>
      <text:p text:style-name="P8"/>
      <text:h text:style-name="P56" text:outline-level="2"><text:bookmark-start text:name="__RefHeading___Toc6670_2483200771"/>Apartado 2. Clúster Cassandra en host único<text:bookmark-end text:name="__RefHeading___Toc6670_2483200771"/></text:h>
      <text:p text:style-name="P26">O obxectivo deste apartado é crear un clúster con varios nodos de Cassandra utilizando contedores docker.</text:p>
      <text:p text:style-name="P26"/>
      <text:p text:style-name="P16">Lanzar un primeiro nodo:</text:p>
      <text:p text:style-name="P52">docker run <text:span text:style-name="Source_20_Text">--hostname cassandra-</text:span><text:span text:style-name="Source_20_Text"><text:span text:style-name="T21">1</text:span></text:span><text:span text:style-name="Source_20_Text"> --network cassandra_</text:span><text:span text:style-name="Source_20_Text"><text:span text:style-name="T21">network</text:span></text:span><text:span text:style-name="Source_20_Text"> </text:span>--name cassandra-1 -d cassandra:latest</text:p>
      <text:p text:style-name="P28"/>
      <text:p text:style-name="P16"><text:span text:style-name="T16">E</text:span>stado do clúster:</text:p>
      <text:p text:style-name="P31">Cassandra dispón dunha ferramenta: nodetool, para o control do clúster</text:p>
      <text:p text:style-name="P41">Ollo! Despois do arranque de Cassandra pode tardar uns segundos en estar operativo.</text:p>
      <text:p text:style-name="P51">docker exec -it cassandra-1 nodetool status</text:p>
      <text:p text:style-name="P28"/>
      <text:p text:style-name="P17"><text:span text:style-name="T16">C</text:span><text:span text:style-name="T17">onexión cliente:</text:span></text:p>
      <text:p text:style-name="P51">docker exec -it cassandra-1 bash -c 'cqlsh'</text:p>
      <text:p text:style-name="P28"/>
      <text:p text:style-name="P33"><text:span text:style-name="T7">L</text:span><text:span text:style-name="T8">anzar segundo nodo:</text:span></text:p>
      <text:p text:style-name="P44">Indicamos, cunha variable de entorno, cal é o nodo "principal".</text:p>
      <text:p text:style-name="P53">docker run <text:span text:style-name="Source_20_Text">--hostname cassandra-</text:span><text:span text:style-name="Source_20_Text"><text:span text:style-name="T21">2</text:span></text:span><text:span text:style-name="Source_20_Text"> --network cassandra_</text:span><text:span text:style-name="Source_20_Text"><text:span text:style-name="T21">network </text:span></text:span>--name cassandra-2 -<text:span text:style-name="T23">e CASSANDRA_SEEDS=cassandra-1 </text:span>-d cassandra:latest</text:p>
      <text:p text:style-name="P28"/>
      <text:p text:style-name="P42">Os contedores de Cassandra son bastante exixentes en requirimentos de memoria, polo que para levantar o clúster precisarás unha máquina con bastante RAM (1GB por nodo debería ser máis que suficiente).</text:p>
      <text:p text:style-name="P31">Se non podes levantar varios nodos ao mesmo tempo, ou cando levantas un hai outro que cae, é posible que sexa un problema de memoria.</text:p>
      <text:p text:style-name="P28"/>
      <text:p text:style-name="P18">Comprobar o estado do clúster </text:p>
      <text:p text:style-name="P51">docker exec -it cassandra-1 nodetool status</text:p>
      <text:p text:style-name="P28"/>
      <text:p text:style-name="P18">Comproba se podes conectarte a calquera dos nodos:</text:p>
      <text:p text:style-name="P34">Conexión a nodo 1:</text:p>
      <text:p text:style-name="P50">docker exec -it cassandra-<text:span text:style-name="T20">1</text:span> bash -c 'cqlsh'</text:p>
      <text:p text:style-name="P34">Conexión a nodo 2:</text:p>
      <text:p text:style-name="P77">docker exec -it cassandra-<text:span text:style-name="T42">2</text:span> bash -c 'cqlsh'</text:p>
      <text:p text:style-name="P31"/>
      <text:p text:style-name="P31"/>
      <text:p text:style-name="P43"><text:span text:style-name="T18">Crea unha base de datos </text:span><text:span text:style-name="T19">(iot)</text:span><text:span text:style-name="T18"> con información de </text:span><text:span text:style-name="T19">sensores</text:span><text:span text:style-name="T18"> </text:span><text:span text:style-name="T19">(sensor)</text:span><text:span text:style-name="T18">, insire algúns datos e comproba que se almacenan na base de datos.</text:span></text:p>
      <text:p text:style-name="P43"><text:span text:style-name="T18">Campos de datos: </text:span><text:span text:style-name="T19">codigo, temperatura, humidade, timestamp</text:span></text:p>
      <text:p text:style-name="P43"/>
      <text:p text:style-name="P62">sensores.cql</text:p>
      <text:p text:style-name="P80"><text:span text:style-name="T45"/></text:p>
      <text:p text:style-name="Standard"><text:span text:style-name="T45">CREATE KEYSPACE IF NOT EXISTS iot WITH REPLICATION = { 'class' : 'SimpleStrategy', 'replication_factor' : '1' };</text:span></text:p>
      <text:p text:style-name="P66"/>
      <text:p text:style-name="Standard"><text:span text:style-name="T45">-- Create a table</text:span></text:p>
      <text:p text:style-name="Standard"><text:span text:style-name="T45">CREATE TABLE IF NOT EXISTS iot.sensors (</text:span></text:p>
      <text:p text:style-name="Standard"><text:span text:style-name="T45">codigo text PRIMARY KEY,</text:span></text:p>
      <text:p text:style-name="Standard"><text:span text:style-name="T45">temperatura int,</text:span></text:p>
      <text:p text:style-name="Standard"><text:span text:style-name="T45">humedad int,</text:span></text:p>
      <text:p text:style-name="Standard"><text:span text:style-name="T45">last_update_timestamp timestamp</text:span></text:p>
      <text:p text:style-name="Standard"><text:span text:style-name="T45">);</text:span></text:p>
      <text:p text:style-name="P66"/>
      <text:p text:style-name="Standard"><text:span text:style-name="T45">-- Insert some data</text:span></text:p>
      <text:p text:style-name="Standard"><text:soft-page-break/><text:span text:style-name="T45">INSERT INTO iot.sensors</text:span></text:p>
      <text:p text:style-name="Standard"><text:span text:style-name="T45">(codigo, temperatura,humedad, last_update_timestamp)</text:span></text:p>
      <text:p text:style-name="Standard"><text:span text:style-name="T45">VALUES ('12</text:span><text:span text:style-name="T46">5</text:span><text:span text:style-name="T45">4',27</text:span><text:span text:style-name="T46">4</text:span><text:span text:style-name="T45">, </text:span><text:span text:style-name="T46">5</text:span><text:span text:style-name="T45">5, toTimeStamp(now()));</text:span></text:p>
      <text:p text:style-name="Standard"><text:span text:style-name="T45">INSERT INTO iot.sensors</text:span></text:p>
      <text:p text:style-name="Standard"><text:span text:style-name="T45">(codigo, temperatura,humedad, last_update_timestamp)</text:span></text:p>
      <text:p text:style-name="Standard"><text:span text:style-name="T45">VALUES ('12',</text:span><text:span text:style-name="T46">292</text:span><text:span text:style-name="T45">, </text:span><text:span text:style-name="T46">32</text:span><text:span text:style-name="T45">, toTimeStamp(now()));</text:span></text:p>
      <text:p text:style-name="P66"/>
      <text:p text:style-name="P66"/>
      <text:p text:style-name="P66"/>
      <text:p text:style-name="P66"/>
      <text:p text:style-name="P69"/>
      <text:p text:style-name="P75"/>
      <text:p text:style-name="P11"/>
      <text:p text:style-name="P14">Executar o script de carga de datos</text:p>
      <text:p text:style-name="P65"><text:span text:style-name="Source_20_Text"><text:span text:style-name="T44">docker run --rm --network cassandra_network -v "$(pwd)/sensores.cql:/scripts/data.cql" -e CQLSH_HOST=cassandra-1 -e CQLSH_PORT=9042 -e CQLVERSION=3.4.6 nuvo/docker-cqlsh</text:span></text:span></text:p>
      <text:p text:style-name="P65"><text:span text:style-name="Source_20_Text"><text:span text:style-name="T28"/></text:span></text:p>
      <text:p text:style-name="P29"/>
      <text:p text:style-name="P45"><text:span text:style-name="T7">Comproba se </text:span><text:span text:style-name="T9">podes acceder aos datos desde calquera dos nodos:</text:span></text:p>
      <text:p text:style-name="P35">Conexión a nodo 1:</text:p>
      <text:p text:style-name="P78"><text:span text:style-name="Source_20_Text">docker exec -it cassandra-</text:span><text:span text:style-name="Source_20_Text"><text:span text:style-name="T20">1</text:span></text:span><text:span text:style-name="Source_20_Text"> bash -c 'cqlsh'</text:span></text:p>
      <text:p text:style-name="P70"><text:span text:style-name="Source_20_Text"><text:span text:style-name="T43">cqlsh&gt; SELECT * FROM iot.sensors;</text:span></text:span></text:p>
      <text:p text:style-name="P66"/>
      <text:p text:style-name="Standard"><text:span text:style-name="T45"><text:s/></text:span><text:span text:style-name="T48">codigo</text:span><text:span text:style-name="T45"> | </text:span><text:span text:style-name="T49">humedad</text:span><text:span text:style-name="T45"> | </text:span><text:span text:style-name="T49">last_update_timestamp</text:span><text:span text:style-name="T45"> <text:s text:c="10"/>| </text:span><text:span text:style-name="T49">temperatura</text:span></text:p>
      <text:p text:style-name="Standard"><text:span text:style-name="T45">--------+---------+---------------------------------+-------------</text:span></text:p>
      <text:p text:style-name="Standard"><text:span text:style-name="T45"><text:s text:c="3"/></text:span><text:span text:style-name="T50">1254</text:span><text:span text:style-name="T45"> | <text:s text:c="5"/></text:span><text:span text:style-name="T51">55</text:span><text:span text:style-name="T45"> | </text:span><text:span text:style-name="T51">2023-01-18 19:47:11.908000+0000</text:span><text:span text:style-name="T45"> | <text:s text:c="8"/></text:span><text:span text:style-name="T51">274</text:span></text:p>
      <text:p text:style-name="Standard"><text:span text:style-name="T45"><text:s text:c="3"/></text:span><text:span text:style-name="T50">1234</text:span><text:span text:style-name="T45"> | <text:s text:c="5"/></text:span><text:span text:style-name="T51">45</text:span><text:span text:style-name="T45"> | </text:span><text:span text:style-name="T51">2023-01-18 19:41:28.786000+0000</text:span><text:span text:style-name="T45"> | <text:s text:c="8"/></text:span><text:span text:style-name="T51">273</text:span></text:p>
      <text:p text:style-name="P70"><text:span text:style-name="Source_20_Text"/></text:p>
      <text:p text:style-name="P35"/>
      <text:p text:style-name="P35">Conexión a nodo 2:</text:p>
      <text:p text:style-name="P79"><text:span text:style-name="Source_20_Text">docker exec -it cassandra-</text:span><text:span text:style-name="Source_20_Text"><text:span text:style-name="T47">2</text:span></text:span><text:span text:style-name="Source_20_Text"> bash -c 'cqlsh'</text:span></text:p>
      <text:p text:style-name="P71"><text:span text:style-name="Source_20_Text"><text:span text:style-name="T43">cqlsh&gt; SELECT * FROM iot.sensors;</text:span></text:span></text:p>
      <text:p text:style-name="P67"/>
      <text:p text:style-name="P73"><text:span text:style-name="T45"><text:s/></text:span><text:span text:style-name="T48">codigo</text:span><text:span text:style-name="T45"> | </text:span><text:span text:style-name="T49">humedad</text:span><text:span text:style-name="T45"> | </text:span><text:span text:style-name="T49">last_update_timestamp</text:span><text:span text:style-name="T45"> <text:s text:c="10"/>| </text:span><text:span text:style-name="T49">temperatura</text:span></text:p>
      <text:p text:style-name="P73"><text:span text:style-name="T45">--------+---------+---------------------------------+-------------</text:span></text:p>
      <text:p text:style-name="P73"><text:span text:style-name="T45"><text:s text:c="3"/></text:span><text:span text:style-name="T50">1254</text:span><text:span text:style-name="T45"> | <text:s text:c="5"/></text:span><text:span text:style-name="T51">55</text:span><text:span text:style-name="T45"> | </text:span><text:span text:style-name="T51">2023-01-18 19:47:11.908000+0000</text:span><text:span text:style-name="T45"> | <text:s text:c="8"/></text:span><text:span text:style-name="T51">274</text:span></text:p>
      <text:p text:style-name="P71"><text:span text:style-name="Source_20_Text"><text:span text:style-name="T45"><text:s text:c="3"/></text:span></text:span><text:span text:style-name="Source_20_Text"><text:span text:style-name="T50">1234</text:span></text:span><text:span text:style-name="Source_20_Text"><text:span text:style-name="T45"> | <text:s text:c="5"/></text:span></text:span><text:span text:style-name="Source_20_Text"><text:span text:style-name="T51">45</text:span></text:span><text:span text:style-name="Source_20_Text"><text:span text:style-name="T45"> | </text:span></text:span><text:span text:style-name="Source_20_Text"><text:span text:style-name="T51">2023-01-18 19:41:28.786000+0000</text:span></text:span><text:span text:style-name="Source_20_Text"><text:span text:style-name="T45"> | <text:s text:c="8"/></text:span></text:span><text:span text:style-name="Source_20_Text"><text:span text:style-name="T51">273</text:span></text:span></text:p>
      <text:p text:style-name="P32"/>
      <text:p text:style-name="P20"><text:span text:style-name="T32">I</text:span>nsire datos desde un nodo e <text:s/>comproba que podes velos desde o outro</text:p>
      <text:p text:style-name="P35">Conexión a nodo 1: <text:span text:style-name="T38">(conectar e inserir datos)</text:span></text:p>
      <text:p text:style-name="P79"><text:span text:style-name="Source_20_Text">docker exec -it cassandra-</text:span><text:span text:style-name="Source_20_Text"><text:span text:style-name="T20">1</text:span></text:span><text:span text:style-name="Source_20_Text"> bash -c 'cqlsh'</text:span></text:p>
      <text:p text:style-name="P71"><text:span text:style-name="Source_20_Text"><text:span text:style-name="T43">cqlsh&gt; INSERT INTO iot.sensors</text:span></text:span></text:p>
      <text:p text:style-name="Standard"><text:span text:style-name="T45"><text:s text:c="3"/>... (codigo, temperatura,humedad, last_update_timestamp)</text:span></text:p>
      <text:p text:style-name="Standard"><text:span text:style-name="T45"><text:s text:c="3"/>... VALUES ('12',292, 32, toTimeStamp(now()));</text:span></text:p>
      <text:p text:style-name="P71"><text:span text:style-name="Source_20_Text"><text:span text:style-name="T25"/></text:span></text:p>
      <text:p text:style-name="P35"/>
      <text:p text:style-name="P35">Conexión a nodo 2: <text:span text:style-name="T38">(conectar e ver datos)</text:span></text:p>
      <text:p text:style-name="P79"><text:span text:style-name="Source_20_Text">docker exec -it cassandra-</text:span><text:span text:style-name="Source_20_Text"><text:span text:style-name="T20">1</text:span></text:span><text:span text:style-name="Source_20_Text"> bash -c 'cqlsh'</text:span></text:p>
      <text:p text:style-name="P71"><text:span text:style-name="Source_20_Text"><text:span text:style-name="T43">cqlsh&gt; SELECT * FROM iot.sensors;</text:span></text:span></text:p>
      <text:p text:style-name="P66"/>
      <text:p text:style-name="Standard"><text:span text:style-name="T45"><text:s/></text:span><text:span text:style-name="T48">codigo</text:span><text:span text:style-name="T45"> | </text:span><text:span text:style-name="T49">humedad</text:span><text:span text:style-name="T45"> | </text:span><text:span text:style-name="T49">last_update_timestamp</text:span><text:span text:style-name="T45"> <text:s text:c="10"/>| </text:span><text:span text:style-name="T49">temperatura</text:span></text:p>
      <text:p text:style-name="Standard"><text:span text:style-name="T45">--------+---------+---------------------------------+-------------</text:span></text:p>
      <text:p text:style-name="Standard"><text:span text:style-name="T45"><text:s text:c="3"/></text:span><text:span text:style-name="T50">1254</text:span><text:span text:style-name="T45"> | <text:s text:c="5"/></text:span><text:span text:style-name="T51">55</text:span><text:span text:style-name="T45"> | </text:span><text:span text:style-name="T51">2023-01-18 19:47:11.908000+0000</text:span><text:span text:style-name="T45"> | <text:s text:c="8"/></text:span><text:span text:style-name="T51">274</text:span></text:p>
      <text:p text:style-name="Standard"><text:span text:style-name="T45"><text:s text:c="3"/></text:span><text:span text:style-name="T50">1234</text:span><text:span text:style-name="T45"> | <text:s text:c="5"/></text:span><text:span text:style-name="T51">45</text:span><text:span text:style-name="T45"> | </text:span><text:span text:style-name="T51">2023-01-18 19:41:28.786000+0000</text:span><text:span text:style-name="T45"> | <text:s text:c="8"/></text:span><text:span text:style-name="T51">273</text:span></text:p>
      <text:p text:style-name="Standard"><text:span text:style-name="T45"><text:s text:c="5"/></text:span><text:span text:style-name="T50">12</text:span><text:span text:style-name="T45"> | <text:s text:c="5"/></text:span><text:span text:style-name="T51">32</text:span><text:span text:style-name="T45"> | </text:span><text:span text:style-name="T51">2023-01-18 19:48:46.033000+0000</text:span><text:span text:style-name="T45"> | <text:s text:c="8"/></text:span><text:span text:style-name="T51">292</text:span></text:p>
      <text:p text:style-name="P71"><text:span text:style-name="Source_20_Text"/></text:p>
      <text:p text:style-name="P32"/>
      <text:p text:style-name="P23">Engade un novo nodo ao clúster</text:p>
      <text:p text:style-name="P30"/>
      <text:p text:style-name="P46"><text:span text:style-name="T7">L</text:span><text:span text:style-name="T8">anzar </text:span><text:span text:style-name="T10">terceiro</text:span><text:span text:style-name="T8"> nodo:</text:span></text:p>
      <text:p text:style-name="P83"><text:span text:style-name="Source_20_Text"><text:span text:style-name="T24">docker run --hostname cassandra-</text:span></text:span><text:span text:style-name="Source_20_Text"><text:span text:style-name="T31">3</text:span></text:span><text:span text:style-name="Source_20_Text"><text:span text:style-name="T24"> --network cassandra_</text:span></text:span><text:span text:style-name="Source_20_Text"><text:span text:style-name="T26">network </text:span></text:span><text:span text:style-name="Source_20_Text"><text:span text:style-name="T24">--name cassandra-</text:span></text:span><text:span text:style-name="Source_20_Text"><text:span text:style-name="T31">3</text:span></text:span><text:span text:style-name="Source_20_Text"><text:span text:style-name="T24"> -</text:span></text:span><text:span text:style-name="Source_20_Text"><text:span text:style-name="T27">e CASSANDRA_SEEDS=cassandra-1 </text:span></text:span><text:span text:style-name="Source_20_Text"><text:span text:style-name="T24">-d cassandra:latest</text:span></text:span></text:p>
      <text:p text:style-name="P30"/>
      <text:p text:style-name="P19"><text:soft-page-break/>Comprobar o estado do clúster </text:p>
      <text:p text:style-name="P81"><text:span text:style-name="Source_20_Text">docker exec -it cassandra-</text:span><text:span text:style-name="Source_20_Text"><text:span text:style-name="T52">3</text:span></text:span><text:span text:style-name="Source_20_Text"> nodetool status</text:span></text:p>
      <text:p text:style-name="P30"/>
      <text:p text:style-name="P46"><text:span text:style-name="T7">Comproba se podes conectarte </text:span><text:span text:style-name="T10">ao terceiro nodo e podes consultar os datos</text:span></text:p>
      <text:p text:style-name="P36">Conexión a nodo <text:span text:style-name="T38">3</text:span>: <text:span text:style-name="T38">(conexión e ver datos)</text:span></text:p>
      <text:p text:style-name="P59">docker exec -it cassandra-<text:span text:style-name="T53">3</text:span> bash -c 'cqlsh'</text:p>
      <text:p text:style-name="P72"><text:span text:style-name="Source_20_Text"><text:span text:style-name="T43">cqlsh&gt; SELECT * FROM iot.sensors;</text:span></text:span></text:p>
      <text:p text:style-name="P68"/>
      <text:p text:style-name="P74"><text:span text:style-name="T45"><text:s/></text:span><text:span text:style-name="T48">codigo</text:span><text:span text:style-name="T45"> | </text:span><text:span text:style-name="T49">humedad</text:span><text:span text:style-name="T45"> | </text:span><text:span text:style-name="T49">last_update_timestamp</text:span><text:span text:style-name="T45"> <text:s text:c="10"/>| </text:span><text:span text:style-name="T49">temperatura</text:span></text:p>
      <text:p text:style-name="P74"><text:span text:style-name="T45">--------+---------+---------------------------------+-------------</text:span></text:p>
      <text:p text:style-name="P74"><text:span text:style-name="T45"><text:s text:c="3"/></text:span><text:span text:style-name="T50">1254</text:span><text:span text:style-name="T45"> | <text:s text:c="5"/></text:span><text:span text:style-name="T51">55</text:span><text:span text:style-name="T45"> | </text:span><text:span text:style-name="T51">2023-01-18 19:47:11.908000+0000</text:span><text:span text:style-name="T45"> | <text:s text:c="8"/></text:span><text:span text:style-name="T51">274</text:span></text:p>
      <text:p text:style-name="P74"><text:span text:style-name="T45"><text:s text:c="3"/></text:span><text:span text:style-name="T50">1234</text:span><text:span text:style-name="T45"> | <text:s text:c="5"/></text:span><text:span text:style-name="T51">45</text:span><text:span text:style-name="T45"> | </text:span><text:span text:style-name="T51">2023-01-18 19:41:28.786000+0000</text:span><text:span text:style-name="T45"> | <text:s text:c="8"/></text:span><text:span text:style-name="T51">273</text:span></text:p>
      <text:p text:style-name="P64"><text:span text:style-name="T45"><text:s text:c="5"/></text:span><text:span text:style-name="T50">12</text:span><text:span text:style-name="T45"> | <text:s text:c="5"/></text:span><text:span text:style-name="T51">32</text:span><text:span text:style-name="T45"> | </text:span><text:span text:style-name="T51">2023-01-18 19:48:46.033000+0000</text:span><text:span text:style-name="T45"> | <text:s text:c="8"/></text:span><text:span text:style-name="T51">292</text:span></text:p>
      <text:p text:style-name="P37"/>
      <text:p text:style-name="P37"/>
      <text:h text:style-name="P57" text:outline-level="2"><text:bookmark-start text:name="__RefHeading___Toc6672_2483200771"/>Apartado <text:span text:style-name="T34">3</text:span>. Clúster Cassandra <text:span text:style-name="T37">con docker-compose</text:span><text:bookmark-end text:name="__RefHeading___Toc6672_2483200771"/></text:h>
      <text:p text:style-name="P47"><text:span text:style-name="T15">O obxectivo deste apartado é crear </text:span><text:span text:style-name="T40">o clúster anterior, definido por código con docker-compose.</text:span></text:p>
      <text:p text:style-name="P47"/>
      <text:p text:style-name="P55">version: '3'</text:p>
      <text:p text:style-name="P55"/>
      <text:p text:style-name="P55">services:</text:p>
      <text:p text:style-name="P55"><text:s text:c="3"/><text:span text:style-name="T14">cassandra-1</text:span>:</text:p>
      <text:p text:style-name="P55"><text:s text:c="5"/>image: <text:span text:style-name="T14">cassandra</text:span></text:p>
      <text:p text:style-name="P55"><text:s text:c="5"/>restart: always</text:p>
      <text:p text:style-name="P55"/>
      <text:p text:style-name="P55"><text:s text:c="3"/><text:span text:style-name="T14">cassandra-2:</text:span></text:p>
      <text:p text:style-name="P55"><text:s text:c="5"/>depends_on:</text:p>
      <text:p text:style-name="P55"><text:s text:c="7"/>- <text:span text:style-name="T41">cassandra-1</text:span></text:p>
      <text:p text:style-name="P55"><text:s text:c="5"/>image: <text:span text:style-name="T14">cassandra</text:span></text:p>
      <text:p text:style-name="P55"><text:s text:c="5"/>restart: always</text:p>
      <text:p text:style-name="P55"><text:s text:c="5"/>environment:</text:p>
      <text:p text:style-name="código"><text:s text:c="7"/>CASSANDRA_SEEDS=cassandra-1</text:p>
      <text:p text:style-name="P27"/>
      <text:p text:style-name="P24">Levantar o clúster:</text:p>
      <text:p text:style-name="P48">docker compose up -d</text:p>
      <text:p text:style-name="P48"/>
      <text:p text:style-name="P24">Consultar o estado do clúster</text:p>
      <text:p text:style-name="P48">docker ps</text:p>
      <text:p text:style-name="P48">docker exec -it cluster-cassandra-1-1 nodetool status</text:p>
      <text:p text:style-name="P48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8"/>
      <text:p text:style-name="P38"/>
      <text:h text:style-name="P58" text:outline-level="2"><text:bookmark-start text:name="__RefHeading___Toc7229_2483200771"/>Apartado <text:span text:style-name="T39">4</text:span>. <text:span text:style-name="T35"><text:s/>Clúster Cassandra en </text:span><text:span text:style-name="T36">kubernetes</text:span><text:bookmark-end text:name="__RefHeading___Toc7229_2483200771"/></text:h>
      <text:p text:style-name="P40">O obxectivo deste apartado é montar un clúster Cassandra sobre Kubernetes.</text:p>
      <text:p text:style-name="P21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63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7"><draw:image xlink:href="Pictures/10005C8B00001CF50000137B5D3F34B1285972EE.svg" xlink:type="simple" xlink:show="embed" xlink:actuate="onLoad" draw:mime-type="image/svg+xml"/><draw:image xlink:href="Pictures/1000020100000118000000BC426DA2FDAD15EF67.png" xlink:type="simple" xlink:show="embed" xlink:actuate="onLoad" draw:mime-type="image/png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13:50.409000000</dc:date>
    <meta:editing-duration>PT1H46M20S</meta:editing-duration>
    <meta:editing-cycles>24</meta:editing-cycles>
    <meta:document-statistic meta:table-count="0" meta:image-count="1" meta:object-count="0" meta:page-count="8" meta:paragraph-count="162" meta:word-count="1027" meta:character-count="7576" meta:non-whitespace-character-count="6478"/>
  </office:meta>
</office:document-meta>
</file>